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e7f3f5"/>
      <style:paragraph-properties fo:margin-top="0cm" fo:margin-bottom="0.212cm" style:contextual-spacing="false" fo:background-color="#e7f3f5"/>
      <style:text-properties fo:color="#001a1e" loext:opacity="100%" style:text-line-through-style="none" style:text-line-through-type="none" style:font-name="Segoe UI" fo:font-size="11.5pt" style:font-size-asian="11.5pt" style:font-name-complex="Segoe UI1" style:font-size-complex="11.5pt"/>
    </style:style>
    <style:style style:name="P2" style:family="paragraph" style:parent-style-name="Normal_20__28_Web_29_">
      <loext:graphic-properties draw:fill="solid" draw:fill-color="#e7f3f5"/>
      <style:paragraph-properties fo:margin-top="0cm" fo:margin-bottom="0.212cm" style:contextual-spacing="false" fo:background-color="#e7f3f5"/>
      <style:text-properties style:text-line-through-style="none" style:text-line-through-type="none"/>
    </style:style>
    <style:style style:name="P3" style:family="paragraph" style:parent-style-name="Normal_20__28_Web_29_" style:master-page-name="Standard">
      <loext:graphic-properties draw:fill="solid" draw:fill-color="#e7f3f5"/>
      <style:paragraph-properties fo:margin-top="0cm" fo:margin-bottom="0.212cm" style:contextual-spacing="false" style:page-number="auto" fo:background-color="#e7f3f5"/>
      <style:text-properties style:text-line-through-style="none" style:text-line-through-type="none"/>
    </style:style>
    <style:style style:name="P4" style:family="paragraph" style:parent-style-name="Standard">
      <style:text-properties style:text-line-through-style="none" style:text-line-through-type="none"/>
    </style:style>
    <style:style style:name="T1" style:family="text">
      <style:text-properties fo:color="#001a1e" loext:opacity="100%" style:text-line-through-style="solid" style:text-line-through-type="single" style:font-name="Segoe UI" fo:font-size="11.5pt" style:font-size-asian="11.5pt" style:font-name-complex="Segoe UI1" style:font-size-complex="11.5pt"/>
    </style:style>
    <style:style style:name="T2" style:family="text">
      <style:text-properties fo:color="#001a1e" loext:opacity="100%" style:text-line-through-style="solid" style:text-line-through-type="single" style:font-name="Segoe UI" fo:font-size="11.5pt" style:font-size-asian="11.5pt" style:font-name-complex="Segoe UI1" style:font-size-complex="11.5pt" fo:background-color="#ffff00"/>
    </style:style>
    <style:style style:name="T3" style:family="text">
      <style:text-properties fo:color="#001a1e" loext:opacity="100%" style:text-line-through-style="solid" style:text-line-through-type="single" style:font-name="Segoe UI" fo:font-size="11.5pt" style:font-size-asian="11.5pt" style:font-name-complex="Segoe UI1" style:font-size-complex="11.5pt" fo:background-color="#00ffff"/>
    </style:style>
    <style:style style:name="T4" style:family="text">
      <style:text-properties fo:color="#001a1e" loext:opacity="100%" style:font-name="Segoe UI" fo:font-size="11.5pt" style:font-size-asian="11.5pt" style:font-name-complex="Segoe UI1" style:font-size-complex="11.5pt"/>
    </style:style>
    <style:style style:name="T5" style:family="text">
      <style:text-properties fo:color="#001a1e" loext:opacity="100%" style:font-name="Segoe UI" fo:font-size="11.5pt" style:font-size-asian="11.5pt" style:font-name-complex="Segoe UI1" style:font-size-complex="11.5pt" fo:background-color="#ffff00"/>
    </style:style>
    <style:style style:name="T6" style:family="text">
      <style:text-properties fo:color="#001a1e" loext:opacity="100%" style:font-name="Segoe UI" fo:font-size="11.5pt" style:font-size-asian="11.5pt" style:font-name-complex="Segoe UI1" style:font-size-complex="11.5pt" fo:background-color="#00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Una empresa posee la concesión de diferentes estaciones de peaje de la provincia, y desea realizar u sistema para cubrir la demanda de las mismas</text:span></text:p>
      <text:p text:style-name="P1"/>
      <text:p text:style-name="P2"><text:span text:style-name="T4">cada </text:span><text:span text:style-name="T5">estación de peaje</text:span><text:span text:style-name="T4">, que tiene una </text:span><text:span text:style-name="T6">dirección</text:span><text:span text:style-name="T4">, una posición de </text:span><text:span text:style-name="T6">latitud</text:span><text:span text:style-name="T4"> y </text:span><text:span text:style-name="T6">longitud</text:span><text:span text:style-name="T4"> donde se encuentra, un responsable por turno, un responsable de administración </text:span></text:p>
      <text:p text:style-name="P1"/>
      <text:p text:style-name="P2"><text:span text:style-name="T4">existen 3 </text:span><text:span text:style-name="T5">turnos</text:span><text:span text:style-name="T4"> bien determinados por horario, de 8 a 16 el turno mañana, de 16 a 24 el turno tarde y de 24 a 8 el turno noche.</text:span></text:p>
      <text:p text:style-name="P1"/>
      <text:p text:style-name="P2"><text:span text:style-name="T4">Existen </text:span><text:span text:style-name="T5">empleados</text:span><text:span text:style-name="T4"> que siempre tienen el mismo turno de trabajo. y Además se debe saber la </text:span><text:span text:style-name="T6">cantidad de casillas</text:span><text:span text:style-name="T4"> con las que cuenta cada estación de peaje</text:span></text:p>
      <text:p text:style-name="P1"/>
      <text:p text:style-name="P2"><text:span text:style-name="T4">La función de los empleados consiste que al momento de aproximarse un vehículo a la casilla, presionar sobre la opción que identifica al </text:span><text:span text:style-name="T6">tipo</text:span><text:span text:style-name="T4"> de vehículo que se ingresa.</text:span></text:p>
      <text:p text:style-name="P1"/>
      <text:p text:style-name="P2"><text:span text:style-name="T4">Como es públicamente conocido, las </text:span><text:span text:style-name="T5">categorías de vehículos</text:span><text:span text:style-name="T4"> está establecida por reglamento (ejemplo: categoría 1 es moto, categoría 2 es vehículo particular con dos ejes, categoría 3, etc) y existe un ente que regula las tarifas de cada categoría la cual establece los valores que tendrá a partir de una determinada fecha para cada una de las categorías.</text:span></text:p>
      <text:p text:style-name="P1"/>
      <text:p text:style-name="P2"><text:span text:style-name="T4">Se requiere poder sacar estadísticas de tráfico y cobros realizados por estación, casilla, tipo de vehículo, por día y hora.</text:span></text:p>
      <text:p text:style-name="P1"/>
      <text:p text:style-name="P2"><text:span text:style-name="T4">Genere un diagrama de clases que mejor se adapte a esta problemática lo más completo posible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A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dmin</meta:initial-creator>
    <meta:editing-cycles>3</meta:editing-cycles>
    <meta:creation-date>2021-10-28T20:55:00</meta:creation-date>
    <dc:date>2021-12-14T08:08:39.226834526</dc:date>
    <meta:editing-duration>PT4H58M14S</meta:editing-duration>
    <meta:generator>LibreOffice/7.0.4.2$Linux_X86_64 LibreOffice_project/00$Build-2</meta:generator>
    <meta:document-statistic meta:table-count="0" meta:image-count="0" meta:object-count="0" meta:page-count="1" meta:paragraph-count="8" meta:word-count="229" meta:character-count="1327" meta:non-whitespace-character-count="1105"/>
    <meta:user-defined meta:name="AppVersion">16.0000</meta:user-defined>
    <meta:template xlink:type="simple" xlink:actuate="onRequest" xlink:title="Normal" xlink:href=""/>
  </office:meta>
</office:document-meta>
</file>